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Servo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Servo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><text:span text:style-name="T14_1">attach</text:span><text:span text:style-name="T14_2"><text:tab/></text:span><text:span text:style-name="T14_3">KEYWORD</text:span><text:span text:style-name="T14_4">2</text:span></text:p>
      <text:p text:style-name="P15"><text:span text:style-name="T15_1">detach</text:span><text:span text:style-name="T15_2"><text:tab/></text:span><text:span text:style-name="T15_3">KEYWORD</text:span><text:span text:style-name="T15_4">2</text:span></text:p>
      <text:p text:style-name="P16"><text:span text:style-name="T16_1">write</text:span><text:span text:style-name="T16_2"><text:tab/></text:span><text:span text:style-name="T16_3">KEYWORD</text:span><text:span text:style-name="T16_4">2</text:span></text:p>
      <text:p text:style-name="P17"><text:span text:style-name="T17_1">read</text:span><text:span text:style-name="T17_2"><text:tab/></text:span><text:span text:style-name="T17_3">KEYWORD</text:span><text:span text:style-name="T17_4">2</text:span></text:p>
      <text:p text:style-name="P18"><text:span text:style-name="T18_1">attached</text:span><text:span text:style-name="T18_2"><text:tab/></text:span><text:span text:style-name="T18_3">KEYWORD</text:span><text:span text:style-name="T18_4">2</text:span></text:p>
      <text:p text:style-name="P19"><text:span text:style-name="T19_1">writeMicroseconds</text:span><text:span text:style-name="T19_2"><text:tab/></text:span><text:span text:style-name="T19_3">KEYWORD</text:span><text:span text:style-name="T19_4">2</text:span></text:p>
      <text:p text:style-name="P20"><text:span text:style-name="T20_1">readMicroseconds</text:span><text:span text:style-name="T20_2"><text:tab/></text:span><text:span text:style-name="T20_3">KEYWORD</text:span><text:span text:style-name="T20_4">2</text:span></text:p>
      <text:p text:style-name="P21"/>
      <text:p text:style-name="P22"><text:span text:style-name="T22_1">#######################################</text:span></text:p>
      <text:p text:style-name="P23"><text:span text:style-name="T23_1">#<text:s/></text:span><text:span text:style-name="T23_2">Constants</text:span><text:span text:style-name="T23_3"><text:s/>(</text:span><text:span text:style-name="T23_4">LITERAL</text:span><text:span text:style-name="T23_5">1)</text:span></text:p>
      <text:p text:style-name="P24"><text:span text:style-name="T24_1">#######################################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